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5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7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8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8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9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0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0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11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1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3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1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1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2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4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2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2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28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2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3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3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35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3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4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46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4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4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4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50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5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5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5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5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6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6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6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7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17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17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7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7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7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7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7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7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8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8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8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8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19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19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19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19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0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0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0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1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1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1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1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1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2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2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2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2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3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3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36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3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3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4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4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43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4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4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46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4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48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49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5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5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5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5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5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5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6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6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6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6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6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6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6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6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6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70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7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7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27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7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7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7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7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7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7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8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8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8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88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8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9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9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29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93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9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9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29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9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29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29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0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0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0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5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0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0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0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1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1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1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17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1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19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2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2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2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2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2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3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3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3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3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3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3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40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4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2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4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4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4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4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5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5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5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5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5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5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5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5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5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6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6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6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6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6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6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66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6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6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7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71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7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7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7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76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37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7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8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38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6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38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88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8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9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39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4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9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6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39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39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0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0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0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0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0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1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1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1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1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2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2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2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2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2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2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26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2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2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2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3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3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33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43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4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41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44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4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4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4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46" style:parent-style-name="DefaultParagraphFont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n" style:country-asian="GB"/>
    </style:style>
    <style:style style:name="T44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4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50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5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80" fo:font-size="10pt" style:font-size-asian="10pt" style:font-size-complex="10pt" style:language-asian="en" style:country-asian="GB"/>
    </style:style>
    <style:style style:name="T45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5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5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5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5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58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45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60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461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en" style:country-asian="GB"/>
    </style:style>
    <style:style style:name="T46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63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en" style:country-asian="GB"/>
    </style:style>
    <style:style style:name="T46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6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6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67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6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69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7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2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7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5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7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7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8C8C8C" fo:font-size="10pt" style:font-size-asian="10pt" style:font-size-complex="10pt" style:language-asian="en" style:country-asian="GB"/>
    </style:style>
    <style:style style:name="T483" style:parent-style-name="DefaultParagraphFont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n" style:country-asian="GB"/>
    </style:style>
    <style:style style:name="T484" style:parent-style-name="DefaultParagraphFont" style:family="text">
      <style:text-properties style:font-name="Courier New" style:font-name-asian="Times New Roman" style:font-name-complex="Courier New" fo:color="#000080" fo:font-size="10pt" style:font-size-asian="10pt" style:font-size-complex="10pt" style:language-asian="en" style:country-asian="GB"/>
    </style:style>
    <style:style style:name="T48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6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8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8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1" style:parent-style-name="DefaultParagraphFont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n" style:country-asian="GB"/>
    </style:style>
    <style:style style:name="T49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8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499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0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1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2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3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4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5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6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  <style:style style:name="T507" style:parent-style-name="DefaultParagraphFont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<text:span text:style-name="T2">import<text:s/></text:span><text:span text:style-name="T3">turtle</text:span><text:span text:style-name="T4"><text:line-break/></text:span><text:span text:style-name="T5">import<text:s/></text:span><text:span text:style-name="T6">time</text:span><text:span text:style-name="T7"><text:line-break/></text:span><text:span text:style-name="T8">import<text:s/></text:span><text:span text:style-name="T9">random</text:span><text:span text:style-name="T10"><text:line-break/></text:span><text:span text:style-name="T11"><text:line-break/>delay =<text:s/></text:span><text:span text:style-name="T12">0.1</text:span><text:span text:style-name="T13"><text:line-break/></text:span><text:span text:style-name="T14">segments = []</text:span><text:span text:style-name="T15"><text:line-break/>score =<text:s/></text:span><text:span text:style-name="T16">0</text:span><text:span text:style-name="T17"><text:line-break/></text:span><text:span text:style-name="T18">high_score =<text:s/></text:span><text:span text:style-name="T19">0</text:span><text:span text:style-name="T20"><text:line-break/></text:span><text:span text:style-name="T21"><text:line-break/></text:span><text:span text:style-name="T22">#Setting up the screen</text:span><text:span text:style-name="T23"><text:line-break/></text:span><text:span text:style-name="T24">wn = turtle.Screen()</text:span><text:span text:style-name="T25"><text:line-break/>wn.title(</text:span><text:span text:style-name="T26">"Snake Game"</text:span><text:span text:style-name="T27">)</text:span><text:span text:style-name="T28"><text:line-break/>wn.bgcolor(</text:span><text:span text:style-name="T29">"green"</text:span><text:span text:style-name="T30">)</text:span><text:span text:style-name="T31"><text:line-break/>wn.setup(</text:span><text:span text:style-name="T32">width<text:s/></text:span><text:span text:style-name="T33">=<text:s/></text:span><text:span text:style-name="T34">600</text:span><text:span text:style-name="T35">,<text:s/></text:span><text:span text:style-name="T36">height<text:s/></text:span><text:span text:style-name="T37">=<text:s/></text:span><text:span text:style-name="T38">600</text:span><text:span text:style-name="T39">)</text:span><text:span text:style-name="T40"><text:line-break/>wn.tracer(</text:span><text:span text:style-name="T41">0</text:span><text:span text:style-name="T42">)<text:s/></text:span><text:span text:style-name="T43"># turns off the screen updates.</text:span><text:span text:style-name="T44"><text:line-break/></text:span><text:span text:style-name="T45"><text:line-break/>#Snake Head</text:span><text:span text:style-name="T46"><text:line-break/></text:span><text:span text:style-name="T47">head = turtle.Turtle()</text:span><text:span text:style-name="T48"><text:line-break/>head.speed(</text:span><text:span text:style-name="T49">0</text:span><text:span text:style-name="T50">)</text:span><text:span text:style-name="T51"><text:line-break/>head.shape(</text:span><text:span text:style-name="T52">"square"</text:span><text:span text:style-name="T53">)</text:span><text:span text:style-name="T54"><text:line-break/>head.color(</text:span><text:span text:style-name="T55">"black"</text:span><text:span text:style-name="T56">)</text:span><text:span text:style-name="T57"><text:line-break/>head.penup()<text:s/></text:span><text:span text:style-name="T58"># usually the snake will draw on screen as it traverses so we use penup to avoid it.</text:span><text:span text:style-name="T59"><text:line-break/></text:span><text:span text:style-name="T60">head.goto(</text:span><text:span text:style-name="T61">0</text:span><text:span text:style-name="T62">,</text:span><text:span text:style-name="T63">0</text:span><text:span text:style-name="T64">)</text:span><text:span text:style-name="T65"><text:line-break/>head.direction =<text:s/></text:span><text:span text:style-name="T66">"stop"</text:span><text:span text:style-name="T67"><text:line-break/></text:span><text:span text:style-name="T68"><text:line-break/></text:span><text:span text:style-name="T69">food = turtle.Turtle()</text:span><text:span text:style-name="T70"><text:line-break/>food.speed(</text:span><text:span text:style-name="T71">0</text:span><text:span text:style-name="T72">)</text:span><text:span text:style-name="T73"><text:line-break/>food.shape(</text:span><text:span text:style-name="T74">"triangle"</text:span><text:span text:style-name="T75">)</text:span><text:span text:style-name="T76"><text:line-break/>food.color(</text:span><text:span text:style-name="T77">"red"</text:span><text:span text:style-name="T78">)</text:span><text:span text:style-name="T79"><text:line-break/>food.penup()</text:span><text:span text:style-name="T80"><text:line-break/>food.goto(</text:span><text:span text:style-name="T81">0</text:span><text:span text:style-name="T82">,</text:span><text:span text:style-name="T83">100</text:span><text:span text:style-name="T84">)</text:span><text:span text:style-name="T85"><text:line-break/></text:span><text:span text:style-name="T86"><text:line-break/></text:span><text:span text:style-name="T87">#pen</text:span><text:span text:style-name="T88"><text:line-break/></text:span><text:span text:style-name="T89">pen = turtle.Turtle()</text:span><text:span text:style-name="T90"><text:line-break/>pen.speed(</text:span><text:span text:style-name="T91">0</text:span><text:span text:style-name="T92">)</text:span><text:span text:style-name="T93"><text:line-break/>pen.shape(</text:span><text:span text:style-name="T94">"square"</text:span><text:span text:style-name="T95">)</text:span><text:span text:style-name="T96"><text:line-break/>pen.color(</text:span><text:span text:style-name="T97">"white"</text:span><text:span text:style-name="T98">)</text:span><text:span text:style-name="T99"><text:line-break/>pen.penup()</text:span><text:span text:style-name="T100"><text:line-break/>pen.hideturtle()</text:span><text:span text:style-name="T101"><text:line-break/>pen.goto(</text:span><text:span text:style-name="T102">0</text:span><text:span text:style-name="T103">,<text:s/></text:span><text:span text:style-name="T104">260</text:span><text:span text:style-name="T105">)</text:span><text:span text:style-name="T106"><text:line-break/>pen.write(</text:span><text:span text:style-name="T107">"Score: 0 High Score: 0"</text:span><text:span text:style-name="T108">,</text:span><text:span text:style-name="T109">align<text:s/></text:span><text:span text:style-name="T110">=<text:s/></text:span><text:span text:style-name="T111">"center"</text:span><text:span text:style-name="T112">,<text:s/></text:span><text:span text:style-name="T113">font<text:s/></text:span><text:span text:style-name="T114">= (</text:span><text:span text:style-name="T115">"Courier"</text:span><text:span text:style-name="T116">,<text:s/></text:span><text:span text:style-name="T117">24</text:span><text:span text:style-name="T118">,<text:s/></text:span><text:span text:style-name="T119">"normal"</text:span><text:span text:style-name="T120">))</text:span><text:span text:style-name="T121"><text:line-break/></text:span><text:span text:style-name="T122"><text:line-break/></text:span><text:span text:style-name="T123"><text:line-break/></text:span><text:span text:style-name="T124">def<text:s/></text:span><text:span text:style-name="T125">go_up</text:span><text:span text:style-name="T126">():</text:span><text:span text:style-name="T127"><text:line-break/><text:s text:c="4"/></text:span><text:span text:style-name="T128">if<text:s/></text:span><text:span text:style-name="T129">head.direction !=<text:s/></text:span><text:span text:style-name="T130">"down"</text:span><text:span text:style-name="T131">:</text:span><text:span text:style-name="T132"><text:line-break/><text:s text:c="8"/>head.direction =</text:span><text:span text:style-name="T133">"up"</text:span><text:span text:style-name="T134"><text:line-break/></text:span><text:span text:style-name="T135">def<text:s/></text:span><text:span text:style-name="T136">go_down</text:span><text:span text:style-name="T137">():</text:span><text:span text:style-name="T138"><text:line-break/><text:s text:c="4"/></text:span><text:span text:style-name="T139">if<text:s/></text:span><text:span text:style-name="T140">head.direction !=<text:s/></text:span><text:span text:style-name="T141">"up"</text:span><text:span text:style-name="T142">:</text:span><text:span text:style-name="T143"><text:line-break/><text:s text:c="8"/>head.direction =</text:span><text:span text:style-name="T144">"down"</text:span><text:span text:style-name="T145"><text:line-break/></text:span><text:span text:style-name="T146">def<text:s/></text:span><text:span text:style-name="T147">go_left</text:span><text:span text:style-name="T148">():</text:span><text:span text:style-name="T149"><text:line-break/><text:s text:c="4"/></text:span><text:span text:style-name="T150">if<text:s/></text:span><text:span text:style-name="T151">head.direction !=<text:s/></text:span><text:span text:style-name="T152">"right"</text:span><text:span text:style-name="T153">:</text:span><text:span text:style-name="T154"><text:line-break/><text:s text:c="8"/>head.direction =</text:span><text:span text:style-name="T155">"left"</text:span><text:span text:style-name="T156"><text:line-break/></text:span><text:span text:style-name="T157">def<text:s/></text:span><text:span text:style-name="T158">go_right</text:span><text:span text:style-name="T159">():</text:span><text:span text:style-name="T160"><text:line-break/><text:s text:c="4"/></text:span><text:span text:style-name="T161">if<text:s/></text:span><text:span text:style-name="T162">head.direction !=<text:s/></text:span><text:span text:style-name="T163">"left"</text:span><text:span text:style-name="T164">:</text:span><text:span text:style-name="T165"><text:line-break/><text:s text:c="8"/>head.direction =</text:span><text:span text:style-name="T166">"right"</text:span><text:span text:style-name="T167"><text:line-break/></text:span><text:span text:style-name="T168"><text:line-break/></text:span><text:span text:style-name="T169"><text:line-break/></text:span><text:span text:style-name="T170"># Functions</text:span><text:span text:style-name="T171"><text:line-break/></text:span><text:span text:style-name="T172">def<text:s/></text:span><text:span text:style-name="T173">move</text:span><text:span text:style-name="T174">():</text:span><text:span text:style-name="T175"><text:line-break/></text:span><text:soft-page-break/><text:span text:style-name="T176"><text:s text:c="8"/></text:span><text:span text:style-name="T177">if<text:s/></text:span><text:span text:style-name="T178">head.direction ==<text:s/></text:span><text:span text:style-name="T179">"up"</text:span><text:span text:style-name="T180">:</text:span><text:span text:style-name="T181"><text:line-break/><text:s text:c="12"/>y = head.ycor()</text:span><text:span text:style-name="T182"><text:line-break/><text:s text:c="12"/>head.sety(y +<text:s/></text:span><text:span text:style-name="T183">20</text:span><text:span text:style-name="T184">)</text:span><text:span text:style-name="T185"><text:line-break/></text:span><text:span text:style-name="T186"><text:line-break/><text:s text:c="8"/></text:span><text:span text:style-name="T187">if<text:s/></text:span><text:span text:style-name="T188">head.direction ==<text:s/></text:span><text:span text:style-name="T189">"down"</text:span><text:span text:style-name="T190">:</text:span><text:span text:style-name="T191"><text:line-break/><text:s text:c="12"/>y = head.ycor()</text:span><text:span text:style-name="T192"><text:line-break/><text:s text:c="12"/>head.sety(y -<text:s/></text:span><text:span text:style-name="T193">20</text:span><text:span text:style-name="T194">)</text:span><text:span text:style-name="T195"><text:line-break/></text:span><text:span text:style-name="T196"><text:line-break/><text:s text:c="8"/></text:span><text:span text:style-name="T197">if<text:s/></text:span><text:span text:style-name="T198">head.direction ==<text:s/></text:span><text:span text:style-name="T199">"left"</text:span><text:span text:style-name="T200">:</text:span><text:span text:style-name="T201"><text:line-break/><text:s text:c="12"/>x = head.xcor()</text:span><text:span text:style-name="T202"><text:line-break/><text:s text:c="12"/>head.setx(x -<text:s/></text:span><text:span text:style-name="T203">20</text:span><text:span text:style-name="T204">)</text:span><text:span text:style-name="T205"><text:line-break/></text:span><text:span text:style-name="T206"><text:line-break/><text:s text:c="8"/></text:span><text:span text:style-name="T207">if<text:s/></text:span><text:span text:style-name="T208">head.direction ==<text:s/></text:span><text:span text:style-name="T209">"right"</text:span><text:span text:style-name="T210">:</text:span><text:span text:style-name="T211"><text:line-break/><text:s text:c="12"/>x = head.xcor()</text:span><text:span text:style-name="T212"><text:line-break/><text:s text:c="12"/>head.setx(x +<text:s/></text:span><text:span text:style-name="T213">20</text:span><text:span text:style-name="T214">)</text:span><text:span text:style-name="T215"><text:line-break/></text:span><text:span text:style-name="T216"><text:line-break/></text:span><text:span text:style-name="T217">#Keyboard instructions for direction movements</text:span><text:span text:style-name="T218"><text:line-break/></text:span><text:span text:style-name="T219">wn.listen()</text:span><text:span text:style-name="T220"><text:line-break/>wn.onkeypress(go_up,</text:span><text:span text:style-name="T221">"w"</text:span><text:span text:style-name="T222">)</text:span><text:span text:style-name="T223"><text:line-break/>wn.onkeypress(go_down,</text:span><text:span text:style-name="T224">"z"</text:span><text:span text:style-name="T225">)</text:span><text:span text:style-name="T226"><text:line-break/>wn.onkeypress(go_left,</text:span><text:span text:style-name="T227">"a"</text:span><text:span text:style-name="T228">)</text:span><text:span text:style-name="T229"><text:line-break/>wn.onkeypress(go_right,</text:span><text:span text:style-name="T230">"s"</text:span><text:span text:style-name="T231">)</text:span><text:span text:style-name="T232"><text:line-break/></text:span><text:span text:style-name="T233"><text:line-break/></text:span><text:span text:style-name="T234">#Main game loop</text:span><text:span text:style-name="T235"><text:line-break/></text:span><text:span text:style-name="T236">while True</text:span><text:span text:style-name="T237">:</text:span><text:span text:style-name="T238"><text:line-break/><text:s text:c="4"/>wn.update()</text:span><text:span text:style-name="T239"><text:line-break/></text:span><text:span text:style-name="T240"><text:line-break/><text:s text:c="4"/></text:span><text:span text:style-name="T241">#check for collisions with the border</text:span><text:span text:style-name="T242"><text:line-break/><text:s text:c="4"/></text:span><text:span text:style-name="T243">if<text:s/></text:span><text:span text:style-name="T244">head.xcor() &gt;<text:s/></text:span><text:span text:style-name="T245">740<text:s/></text:span><text:span text:style-name="T246">or<text:s/></text:span><text:span text:style-name="T247">head.xcor() &lt; -</text:span><text:span text:style-name="T248">740<text:s/></text:span><text:span text:style-name="T249">or<text:s/></text:span><text:span text:style-name="T250">head.ycor() &gt;<text:s/></text:span><text:span text:style-name="T251">380<text:s/></text:span><text:span text:style-name="T252">or<text:s/></text:span><text:span text:style-name="T253">head.ycor() &lt; -</text:span><text:span text:style-name="T254">370</text:span><text:span text:style-name="T255">:</text:span><text:span text:style-name="T256"><text:line-break/><text:s text:c="8"/>time.sleep(</text:span><text:span text:style-name="T257">1</text:span><text:span text:style-name="T258">)</text:span><text:span text:style-name="T259"><text:line-break/><text:s text:c="8"/>head.goto(</text:span><text:span text:style-name="T260">0</text:span><text:span text:style-name="T261">,</text:span><text:span text:style-name="T262">0</text:span><text:span text:style-name="T263">)</text:span><text:span text:style-name="T264"><text:line-break/><text:s text:c="8"/>head.direction=</text:span><text:span text:style-name="T265">"stop"</text:span><text:span text:style-name="T266"><text:line-break/></text:span><text:span text:style-name="T267"><text:line-break/><text:s text:c="8"/></text:span><text:span text:style-name="T268"># hide the segments after the game is new</text:span><text:span text:style-name="T269"><text:line-break/><text:s text:c="8"/></text:span><text:span text:style-name="T270">for<text:s/></text:span><text:span text:style-name="T271">segment<text:s/></text:span><text:span text:style-name="T272">in<text:s/></text:span><text:span text:style-name="T273">segments:</text:span><text:span text:style-name="T274"><text:line-break/><text:s text:c="12"/>segment.goto(</text:span><text:span text:style-name="T275">1000</text:span><text:span text:style-name="T276">,<text:s/></text:span><text:span text:style-name="T277">1000</text:span><text:span text:style-name="T278">)</text:span><text:span text:style-name="T279"><text:line-break/><text:s text:c="8"/></text:span><text:span text:style-name="T280">#Clear the segments list</text:span><text:span text:style-name="T281"><text:line-break/><text:s text:c="8"/></text:span><text:span text:style-name="T282">segments.clear()</text:span><text:span text:style-name="T283"><text:line-break/></text:span><text:span text:style-name="T284"><text:line-break/><text:s text:c="8"/></text:span><text:span text:style-name="T285">#Reset the score</text:span><text:span text:style-name="T286"><text:line-break/><text:s text:c="8"/></text:span><text:span text:style-name="T287">score =<text:s/></text:span><text:span text:style-name="T288">0</text:span><text:span text:style-name="T289"><text:line-break/><text:s text:c="8"/></text:span><text:span text:style-name="T290">#Reset the delay- to slow down the delay when the game restarts</text:span><text:span text:style-name="T291"><text:line-break/><text:s text:c="8"/></text:span><text:span text:style-name="T292">delay =<text:s/></text:span><text:span text:style-name="T293">0.1</text:span><text:span text:style-name="T294"><text:line-break/></text:span><text:span text:style-name="T295"><text:line-break/><text:s text:c="8"/></text:span><text:span text:style-name="T296">pen.clear()</text:span><text:span text:style-name="T297"><text:line-break/><text:s text:c="8"/>pen.write(</text:span><text:span text:style-name="T298">"Score: {}, High Score: {}"</text:span><text:span text:style-name="T299">.format(score, high_score),<text:s/></text:span><text:span text:style-name="T300">align</text:span><text:span text:style-name="T301">=</text:span><text:span text:style-name="T302">"center"</text:span><text:span text:style-name="T303">,</text:span><text:span text:style-name="T304"><text:line-break/><text:s text:c="18"/></text:span><text:span text:style-name="T305">font</text:span><text:span text:style-name="T306">=(</text:span><text:span text:style-name="T307">"Courier"</text:span><text:span text:style-name="T308">,<text:s/></text:span><text:span text:style-name="T309">24</text:span><text:span text:style-name="T310">,<text:s/></text:span><text:span text:style-name="T311">"normal"</text:span><text:span text:style-name="T312">))</text:span><text:span text:style-name="T313"><text:line-break/></text:span><text:span text:style-name="T314"><text:line-break/><text:s text:c="4"/></text:span><text:span text:style-name="T315">#check for head collisions with the body</text:span><text:span text:style-name="T316"><text:line-break/><text:s text:c="4"/></text:span><text:span text:style-name="T317">for<text:s/></text:span><text:span text:style-name="T318">segment<text:s/></text:span><text:span text:style-name="T319">in<text:s/></text:span><text:span text:style-name="T320">segments:</text:span><text:span text:style-name="T321"><text:line-break/><text:s text:c="8"/></text:span><text:span text:style-name="T322">if<text:s/></text:span><text:span text:style-name="T323">segment.distance(head) &lt;<text:s/></text:span><text:span text:style-name="T324">20</text:span><text:span text:style-name="T325">:</text:span><text:span text:style-name="T326"><text:line-break/><text:s text:c="12"/>time.sleep(</text:span><text:span text:style-name="T327">1</text:span><text:span text:style-name="T328">)</text:span><text:span text:style-name="T329"><text:line-break/><text:s text:c="12"/>head.goto(</text:span><text:span text:style-name="T330">0</text:span><text:span text:style-name="T331">,</text:span><text:span text:style-name="T332">0</text:span><text:span text:style-name="T333">)</text:span><text:span text:style-name="T334"><text:line-break/><text:s text:c="12"/>head.direction=</text:span><text:span text:style-name="T335">"stop"</text:span><text:span text:style-name="T336"><text:line-break/></text:span><text:span text:style-name="T337"><text:line-break/><text:s text:c="12"/></text:span><text:span text:style-name="T338"># hide the segments after the game is new</text:span><text:span text:style-name="T339"><text:line-break/><text:s text:c="12"/></text:span><text:span text:style-name="T340">for<text:s/></text:span><text:span text:style-name="T341">segment<text:s/></text:span><text:span text:style-name="T342">in<text:s/></text:span><text:span text:style-name="T343">segments:</text:span><text:span text:style-name="T344"><text:line-break/><text:s text:c="16"/>segment.goto(</text:span><text:span text:style-name="T345">1000</text:span><text:span text:style-name="T346">,<text:s/></text:span><text:span text:style-name="T347">1000</text:span><text:span text:style-name="T348">)</text:span><text:span text:style-name="T349"><text:line-break/><text:s text:c="12"/></text:span><text:span text:style-name="T350">#Clear the segments list</text:span><text:span text:style-name="T351"><text:line-break/></text:span><text:soft-page-break/><text:span text:style-name="T352"><text:s text:c="12"/></text:span><text:span text:style-name="T353">segments.clear()</text:span><text:span text:style-name="T354"><text:line-break/></text:span><text:span text:style-name="T355"><text:line-break/><text:s text:c="12"/></text:span><text:span text:style-name="T356">#Reset the score</text:span><text:span text:style-name="T357"><text:line-break/><text:s text:c="12"/></text:span><text:span text:style-name="T358">score =<text:s/></text:span><text:span text:style-name="T359">0</text:span><text:span text:style-name="T360"><text:line-break/><text:s text:c="12"/></text:span><text:span text:style-name="T361">#Reset the delay- to slow down the delay when the game restarts</text:span><text:span text:style-name="T362"><text:line-break/><text:s text:c="12"/></text:span><text:span text:style-name="T363">delay =<text:s/></text:span><text:span text:style-name="T364">0.1</text:span><text:span text:style-name="T365"><text:line-break/></text:span><text:span text:style-name="T366"><text:line-break/><text:s text:c="12"/></text:span><text:span text:style-name="T367">pen.clear()</text:span><text:span text:style-name="T368"><text:line-break/><text:s text:c="12"/>pen.write(</text:span><text:span text:style-name="T369">"Score: {}, High Score: {}"</text:span><text:span text:style-name="T370">.format(score, high_score),<text:s/></text:span><text:span text:style-name="T371">align</text:span><text:span text:style-name="T372">=</text:span><text:span text:style-name="T373">"center"</text:span><text:span text:style-name="T374">,</text:span><text:span text:style-name="T375"><text:line-break/><text:s text:c="22"/></text:span><text:span text:style-name="T376">font</text:span><text:span text:style-name="T377">=(</text:span><text:span text:style-name="T378">"Courier"</text:span><text:span text:style-name="T379">,<text:s/></text:span><text:span text:style-name="T380">24</text:span><text:span text:style-name="T381">,<text:s/></text:span><text:span text:style-name="T382">"normal"</text:span><text:span text:style-name="T383">))</text:span><text:span text:style-name="T384"><text:line-break/></text:span><text:span text:style-name="T385"><text:line-break/><text:s text:c="4"/></text:span><text:span text:style-name="T386">if<text:s/></text:span><text:span text:style-name="T387">head.distance(food) &lt;<text:s/></text:span><text:span text:style-name="T388">20</text:span><text:span text:style-name="T389">:</text:span><text:span text:style-name="T390"><text:line-break/><text:s text:c="8"/></text:span><text:span text:style-name="T391"># move the food to any random spot.</text:span><text:span text:style-name="T392"><text:line-break/><text:s text:c="8"/></text:span><text:span text:style-name="T393">x = random.randint(-</text:span><text:span text:style-name="T394">600</text:span><text:span text:style-name="T395">,<text:s/></text:span><text:span text:style-name="T396">600</text:span><text:span text:style-name="T397">)</text:span><text:span text:style-name="T398"><text:line-break/><text:s text:c="8"/>y = random.randint(-</text:span><text:span text:style-name="T399">300</text:span><text:span text:style-name="T400">,<text:s/></text:span><text:span text:style-name="T401">300</text:span><text:span text:style-name="T402">)</text:span><text:span text:style-name="T403"><text:line-break/><text:s text:c="8"/>food.goto(x, y)</text:span><text:span text:style-name="T404"><text:line-break/></text:span><text:span text:style-name="T405"><text:line-break/><text:s text:c="8"/></text:span><text:span text:style-name="T406">#Add a segment</text:span><text:span text:style-name="T407"><text:line-break/><text:s text:c="8"/></text:span><text:span text:style-name="T408">new_segment = turtle.Turtle()</text:span><text:span text:style-name="T409"><text:line-break/><text:s text:c="8"/>new_segment.speed(</text:span><text:span text:style-name="T410">0</text:span><text:span text:style-name="T411">)</text:span><text:span text:style-name="T412"><text:line-break/><text:s text:c="8"/>new_segment.shape(</text:span><text:span text:style-name="T413">"square"</text:span><text:span text:style-name="T414">)</text:span><text:span text:style-name="T415"><text:line-break/><text:s text:c="8"/>new_segment.color(</text:span><text:span text:style-name="T416">"grey"</text:span><text:span text:style-name="T417">)</text:span><text:span text:style-name="T418"><text:line-break/><text:s text:c="8"/>new_segment.penup()</text:span><text:span text:style-name="T419"><text:line-break/><text:s text:c="8"/>segments.append(new_segment)</text:span><text:span text:style-name="T420"><text:line-break/></text:span><text:span text:style-name="T421"><text:line-break/><text:s text:c="8"/></text:span><text:span text:style-name="T422">#Shorten the delay</text:span><text:span text:style-name="T423"><text:line-break/><text:s text:c="8"/></text:span><text:span text:style-name="T424">delay -=<text:s/></text:span><text:span text:style-name="T425">0.005</text:span><text:span text:style-name="T426"><text:line-break/></text:span><text:span text:style-name="T427"><text:line-break/><text:s text:c="8"/></text:span><text:span text:style-name="T428"># Increase the score</text:span><text:span text:style-name="T429"><text:line-break/><text:s text:c="8"/></text:span><text:span text:style-name="T430">score +=<text:s/></text:span><text:span text:style-name="T431">10</text:span><text:span text:style-name="T432"><text:line-break/><text:s text:c="8"/></text:span><text:span text:style-name="T433">if<text:s/></text:span><text:span text:style-name="T434">score &gt; high_score:</text:span><text:span text:style-name="T435"><text:line-break/><text:s text:c="12"/>high_score = score</text:span><text:span text:style-name="T436"><text:line-break/></text:span><text:span text:style-name="T437"><text:line-break/><text:s text:c="8"/>pen.clear()</text:span><text:span text:style-name="T438"><text:line-break/><text:s text:c="8"/>pen.write(</text:span><text:span text:style-name="T439">"Score: {}, High Score: {}"</text:span><text:span text:style-name="T440">.format(score, high_score),<text:s/></text:span><text:span text:style-name="T441">align</text:span><text:span text:style-name="T442">=</text:span><text:span text:style-name="T443">"center"</text:span><text:span text:style-name="T444">,</text:span><text:span text:style-name="T445"><text:line-break/><text:s text:c="18"/></text:span><text:span text:style-name="T446">font</text:span><text:span text:style-name="T447">=(</text:span><text:span text:style-name="T448">"Courier"</text:span><text:span text:style-name="T449">,<text:s/></text:span><text:span text:style-name="T450">24</text:span><text:span text:style-name="T451">,<text:s/></text:span><text:span text:style-name="T452">"normal"</text:span><text:span text:style-name="T453">))</text:span><text:span text:style-name="T454"><text:line-break/></text:span><text:span text:style-name="T455"><text:line-break/><text:s text:c="4"/></text:span><text:span text:style-name="T456">#move the end segments in reverse order</text:span><text:span text:style-name="T457"><text:line-break/><text:s text:c="4"/></text:span><text:span text:style-name="T458">for<text:s/></text:span><text:span text:style-name="T459">index<text:s/></text:span><text:span text:style-name="T460">in<text:s/></text:span><text:span text:style-name="T461">range</text:span><text:span text:style-name="T462">(</text:span><text:span text:style-name="T463">len</text:span><text:span text:style-name="T464">(segments)-</text:span><text:span text:style-name="T465">1</text:span><text:span text:style-name="T466">,<text:s/></text:span><text:span text:style-name="T467">0</text:span><text:span text:style-name="T468">, -</text:span><text:span text:style-name="T469">1</text:span><text:span text:style-name="T470">):</text:span><text:span text:style-name="T471"><text:line-break/><text:s text:c="8"/>x = segments[index -<text:s/></text:span><text:span text:style-name="T472">1</text:span><text:span text:style-name="T473">].xcor()</text:span><text:span text:style-name="T474"><text:line-break/><text:s text:c="8"/>y = segments[index -<text:s/></text:span><text:span text:style-name="T475">1</text:span><text:span text:style-name="T476">].ycor()</text:span><text:span text:style-name="T477"><text:line-break/><text:s text:c="8"/>segments[index].goto(x, y)</text:span><text:span text:style-name="T478"><text:line-break/></text:span><text:span text:style-name="T479"><text:line-break/></text:span><text:span text:style-name="T480"><text:line-break/><text:s text:c="4"/></text:span><text:span text:style-name="T481"># move the segment 0 to where the head is</text:span><text:span text:style-name="T482"><text:line-break/><text:s text:c="4"/></text:span><text:span text:style-name="T483">if<text:s/></text:span><text:span text:style-name="T484">len</text:span><text:span text:style-name="T485">(segments) &gt;<text:s/></text:span><text:span text:style-name="T486">0</text:span><text:span text:style-name="T487">:</text:span><text:span text:style-name="T488"><text:line-break/><text:s text:c="8"/>x = head.xcor()</text:span><text:span text:style-name="T489"><text:line-break/><text:s text:c="8"/>y = head.ycor()</text:span><text:span text:style-name="T490"><text:line-break/><text:s text:c="8"/>segments[</text:span><text:span text:style-name="T491">0</text:span><text:span text:style-name="T492">].goto(x, y)</text:span><text:span text:style-name="T493"><text:line-break/></text:span><text:span text:style-name="T494"><text:line-break/></text:span><text:span text:style-name="T495"><text:line-break/></text:span><text:span text:style-name="T496"><text:line-break/></text:span><text:span text:style-name="T497"><text:line-break/><text:s text:c="4"/>move()</text:span><text:span text:style-name="T498"><text:line-break/><text:s text:c="4"/>time.sleep(delay)</text:span><text:span text:style-name="T499"><text:line-break/></text:span><text:span text:style-name="T500"><text:line-break/></text:span><text:span text:style-name="T501"><text:line-break/></text:span><text:span text:style-name="T502"><text:line-break/></text:span><text:span text:style-name="T503"><text:line-break/></text:span><text:soft-page-break/><text:span text:style-name="T504"><text:line-break/></text:span><text:span text:style-name="T505"><text:line-break/></text:span><text:span text:style-name="T506"><text:line-break/></text:span><text:span text:style-name="T507"><text:line-break/>wn.mainloop(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shwarya Kshirsagar</meta:initial-creator>
    <dc:creator>Aishwarya Kshirsagar</dc:creator>
    <meta:creation-date>2020-11-01T16:17:00Z</meta:creation-date>
    <dc:date>2020-11-01T16:18:00Z</dc:date>
    <meta:template xlink:href="Normal" xlink:type="simple"/>
    <meta:editing-cycles>1</meta:editing-cycles>
    <meta:editing-duration>PT60S</meta:editing-duration>
    <meta:document-statistic meta:page-count="4" meta:paragraph-count="8" meta:word-count="641" meta:character-count="4293" meta:row-count="30" meta:non-whitespace-character-count="3660"/>
  </office:meta>
</office:document-meta>
</file>